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424in"/>
    </style:style>
    <style:style style:name="Table1.B" style:family="table-column">
      <style:table-column-properties style:column-width="3.6299in"/>
    </style:style>
    <style:style style:name="Table1.C" style:family="table-column">
      <style:table-column-properties style:column-width="2.320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465in" table:align="left"/>
    </style:style>
    <style:style style:name="Table2.A" style:family="table-column">
      <style:table-column-properties style:column-width="1.225in"/>
    </style:style>
    <style:style style:name="Table2.B" style:family="table-column">
      <style:table-column-properties style:column-width="2.2722in"/>
    </style:style>
    <style:style style:name="Table2.C" style:family="table-column">
      <style:table-column-properties style:column-width="1.249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orizontal_20_Line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 style:list-style-name="L13"/>
    <style:style style:name="P4" style:family="paragraph" style:parent-style-name="Preformatted_20_Text" style:list-style-name="L13">
      <style:paragraph-properties fo:margin-top="0in" fo:margin-bottom="0.1965in" style:contextual-spacing="false"/>
    </style:style>
    <style:style style:name="P5" style:family="paragraph" style:parent-style-name="Preformatted_20_Text" style:list-style-name="L16"/>
    <style:style style:name="P6" style:family="paragraph" style:parent-style-name="Preformatted_20_Text" style:list-style-name="L16">
      <style:paragraph-properties fo:margin-top="0in" fo:margin-bottom="0.1965in" style:contextual-spacing="false"/>
    </style:style>
    <style:style style:name="P7" style:family="paragraph" style:parent-style-name="Preformatted_20_Text" style:list-style-name="L22"/>
    <style:style style:name="P8" style:family="paragraph" style:parent-style-name="Preformatted_20_Text" style:list-style-name="L22">
      <style:paragraph-properties fo:margin-top="0in" fo:margin-bottom="0.1965in" style:contextual-spacing="false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/>
    <style:style style:name="P35" style:family="paragraph" style:parent-style-name="Text_20_body" style:list-style-name="L24"/>
    <style:style style:name="P36" style:family="paragraph" style:parent-style-name="Text_20_body" style:list-style-name="L25"/>
    <style:style style:name="P37" style:family="paragraph" style:parent-style-name="Text_20_body" style:list-style-name="L26"/>
    <style:style style:name="P38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<text:span text:style-name="Strong_20_Emphasis">Documentation of MQTT Voice Simulation, Latency &amp; Jitter Calculation</text:span></text:h>
      <text:p text:style-name="Text_20_body"><text:span text:style-name="Strong_20_Emphasis">Author:</text:span> Ahmed<text:line-break/><text:span text:style-name="Strong_20_Emphasis">Date:</text:span> 2025-11-13<text:line-break/><text:span text:style-name="Strong_20_Emphasis">Project:</text:span> MQTT-based Voice Transmission Simulation</text:p>
      <text:p text:style-name="Horizontal_20_Line"/>
      <text:h text:style-name="Heading_20_2" text:outline-level="2"><text:span text:style-name="Strong_20_Emphasis">1. Overview</text:span></text:h>
      <text:p text:style-name="Text_20_body">This project simulates <text:span text:style-name="Strong_20_Emphasis">real-time voice communication</text:span> over MQTT. It consists of:</text:p>
      <text:list xml:id="list2660780078" text:style-name="L12">
        <text:list-item>
          <text:p text:style-name="P23"><text:span text:style-name="Strong_20_Emphasis">TX (Transmitter)</text:span>: Publishes simulated voice frames with timestamps, variable frame sizes, and network jitter.</text:p>
        </text:list-item>
        <text:list-item>
          <text:p text:style-name="P23"><text:span text:style-name="Strong_20_Emphasis">RX (Receiver)</text:span>: Subscribes to frames, calculates <text:span text:style-name="Strong_20_Emphasis">latency</text:span>, <text:span text:style-name="Strong_20_Emphasis">jitter</text:span>, <text:span text:style-name="Strong_20_Emphasis">packet loss</text:span>, logs per-frame data, and produces a <text:span text:style-name="Strong_20_Emphasis">final report</text:span>.</text:p>
        </text:list-item>
      </text:list>
      <text:p text:style-name="Text_20_body">The goal is to study <text:span text:style-name="Strong_20_Emphasis">end-to-end latency</text:span>, <text:span text:style-name="Strong_20_Emphasis">jitter</text:span>, and packet loss in a controlled, realistic scenario.</text:p>
      <text:p text:style-name="Horizontal_20_Line"/>
      <text:h text:style-name="Heading_20_2" text:outline-level="2"><text:span text:style-name="Strong_20_Emphasis">2. TX (Transmitter) – Mechanism</text:span></text:h>
      <text:p text:style-name="Text_20_body"><text:span text:style-name="Strong_20_Emphasis">Key Features:</text:span></text:p>
      <text:list xml:id="list786787397" text:style-name="L13">
        <text:list-item>
          <text:p text:style-name="P24"><text:span text:style-name="Strong_20_Emphasis">Frame Generation</text:span></text:p>
          <text:list>
            <text:list-item>
              <text:p text:style-name="P24">Each frame is a simulated audio block (e.g., PCM 16-bit 16 kHz → ~320 bytes for 20 ms).</text:p>
            </text:list-item>
            <text:list-item>
              <text:p text:style-name="P24">Frame size is <text:span text:style-name="Strong_20_Emphasis">variable</text:span> to mimic compressed speech (50–320 bytes).</text:p>
            </text:list-item>
            <text:list-item>
              <text:p text:style-name="P24">Each frame contains:</text:p>
              <text:p text:style-name="P3"><text:span text:style-name="Source_20_Text">packet = {</text:span></text:p>
              <text:p text:style-name="P3"><text:span text:style-name="Source_20_Text"><text:s text:c="4"/>"seq": seq, <text:s text:c="16"/># sequence number</text:span></text:p>
              <text:p text:style-name="P3"><text:span text:style-name="Source_20_Text"><text:s text:c="4"/>"timestamp": time.time(), <text:s text:c="2"/># TX timestamp for latency calculation</text:span></text:p>
              <text:p text:style-name="P3"><text:span text:style-name="Source_20_Text"><text:s text:c="4"/>"size_bytes": frame_size, <text:s text:c="2"/># frame size</text:span></text:p>
              <text:p text:style-name="P3"><text:span text:style-name="Source_20_Text"><text:s text:c="4"/>"data": payload.hex() <text:s text:c="6"/># simulated audio data</text:span></text:p>
              <text:p text:style-name="P4"><text:span text:style-name="Source_20_Text">}</text:span></text:p>
            </text:list-item>
          </text:list>
        </text:list-item>
        <text:list-item>
          <text:p text:style-name="P24"><text:span text:style-name="Strong_20_Emphasis">Frame Rate</text:span></text:p>
          <text:list>
            <text:list-item>
              <text:p text:style-name="P24"><text:span text:style-name="Source_20_Text">frame_duration = 0.02 s</text:span> → 50 frames/sec.</text:p>
            </text:list-item>
          </text:list>
        </text:list-item>
        <text:list-item>
          <text:p text:style-name="P24"><text:span text:style-name="Strong_20_Emphasis">Simulated Network Effects</text:span></text:p>
          <text:list>
            <text:list-item>
              <text:p text:style-name="P24"><text:span text:style-name="Strong_20_Emphasis">Jitter</text:span>: random delay added between frames (<text:span text:style-name="Source_20_Text">0–40 ms</text:span>).</text:p>
            </text:list-item>
            <text:list-item>
              <text:p text:style-name="P24"><text:span text:style-name="Strong_20_Emphasis">Packet loss</text:span>: random drops (<text:span text:style-name="Source_20_Text">2%</text:span>) to simulate real-world packet loss.</text:p>
            </text:list-item>
          </text:list>
        </text:list-item>
        <text:list-item>
          <text:p text:style-name="P24"><text:soft-page-break/><text:span text:style-name="Strong_20_Emphasis">MQTT Publishing</text:span></text:p>
          <text:list>
            <text:list-item>
              <text:p text:style-name="P24">QoS = 0 (at-most-once, UDP-like behavior).</text:p>
            </text:list-item>
            <text:list-item>
              <text:p text:style-name="P24">Topic = <text:span text:style-name="Source_20_Text">voice/test</text:span>.</text:p>
            </text:list-item>
          </text:list>
        </text:list-item>
      </text:list>
      <text:p text:style-name="Text_20_body"><text:span text:style-name="Strong_20_Emphasis">TX Code Snippet:</text:span></text:p>
      <text:p text:style-name="Preformatted_20_Text"><text:span text:style-name="Source_20_Text">payload = os.urandom(frame_size)</text:span></text:p>
      <text:p text:style-name="Preformatted_20_Text"><text:span text:style-name="Source_20_Text">packet = {</text:span></text:p>
      <text:p text:style-name="Preformatted_20_Text"><text:span text:style-name="Source_20_Text"><text:s text:c="4"/>"seq": seq,</text:span></text:p>
      <text:p text:style-name="Preformatted_20_Text"><text:span text:style-name="Source_20_Text"><text:s text:c="4"/>"timestamp": time.time(),</text:span></text:p>
      <text:p text:style-name="Preformatted_20_Text"><text:span text:style-name="Source_20_Text"><text:s text:c="4"/>"size_bytes": frame_size,</text:span></text:p>
      <text:p text:style-name="Preformatted_20_Text"><text:span text:style-name="Source_20_Text"><text:s text:c="4"/>"data": payload.hex()</text:span></text:p>
      <text:p text:style-name="Preformatted_20_Text"><text:span text:style-name="Source_20_Text">}</text:span></text:p>
      <text:p text:style-name="Preformatted_20_Text"><text:span text:style-name="Source_20_Text">client.publish(topic, json.dumps(packet), qos=0)</text:span></text:p>
      <text:p text:style-name="P2"><text:span text:style-name="Source_20_Text">time.sleep(frame_duration + random.uniform(*jitter_range))</text:span></text:p>
      <text:p text:style-name="Text_20_body"><text:span text:style-name="Strong_20_Emphasis">Mechanism Notes:</text:span></text:p>
      <text:list xml:id="list4082771159" text:style-name="L14">
        <text:list-item>
          <text:p text:style-name="P25">Each frame carries <text:span text:style-name="Strong_20_Emphasis">its exact send time</text:span> (<text:span text:style-name="Source_20_Text">timestamp</text:span>).</text:p>
        </text:list-item>
        <text:list-item>
          <text:p text:style-name="P25">Jitter simulates <text:span text:style-name="Strong_20_Emphasis">network delay variability</text:span>.</text:p>
        </text:list-item>
        <text:list-item>
          <text:p text:style-name="P25">Packet loss simulates <text:span text:style-name="Strong_20_Emphasis">network unreliability</text:span>.</text:p>
        </text:list-item>
      </text:list>
      <text:p text:style-name="Horizontal_20_Line"/>
      <text:h text:style-name="Heading_20_2" text:outline-level="2"><text:span text:style-name="Strong_20_Emphasis">3. RX (Receiver) – Mechanism</text:span></text:h>
      <text:p text:style-name="Text_20_body"><text:span text:style-name="Strong_20_Emphasis">RX Responsibilities:</text:span></text:p>
      <text:list xml:id="list2253393168" text:style-name="L15">
        <text:list-item>
          <text:p text:style-name="P26"><text:span text:style-name="Strong_20_Emphasis">Receive MQTT messages</text:span></text:p>
          <text:list>
            <text:list-item>
              <text:p text:style-name="P26">Subscribes to <text:span text:style-name="Source_20_Text">voice/test</text:span> topic.</text:p>
            </text:list-item>
            <text:list-item>
              <text:p text:style-name="P26">QoS = 0 → may miss packets (matches TX behavior).</text:p>
            </text:list-item>
          </text:list>
        </text:list-item>
        <text:list-item>
          <text:p text:style-name="P26"><text:span text:style-name="Strong_20_Emphasis">Per-frame Metrics Calculation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ric</text:p>
            </table:table-cell>
            <table:table-cell table:style-name="Table1.A1" office:value-type="string">
              <text:p text:style-name="Table_20_Heading">Calculation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Latency</text:p>
          </table:table-cell>
          <table:table-cell table:style-name="Table1.A1" office:value-type="string">
            <text:p text:style-name="Table_20_Contents"><text:span text:style-name="Source_20_Text">latency_ms = (rx_time - tx_timestamp) * 1000</text:span></text:p>
          </table:table-cell>
          <table:table-cell table:style-name="Table1.A1" office:value-type="string">
            <text:p text:style-name="Table_20_Contents">Measures <text:span text:style-name="Strong_20_Emphasis">end-to-end delay</text:span> per frame</text:p>
          </table:table-cell>
        </table:table-row>
        <table:table-row>
          <table:table-cell table:style-name="Table1.A1" office:value-type="string">
            <text:p text:style-name="Table_20_Contents">Jitter</text:p>
          </table:table-cell>
          <table:table-cell table:style-name="Table1.A1" office:value-type="string">
            <text:p text:style-name="Table_20_Contents"><text:span text:style-name="Source_20_Text">jitter_ms = abs((rx_time - last_rx_time)*1000 - 20)</text:span></text:p>
          </table:table-cell>
          <table:table-cell table:style-name="Table1.A1" office:value-type="string">
            <text:p text:style-name="Table_20_Contents">Variation from ideal 20 ms frame interval</text:p>
          </table:table-cell>
        </table:table-row>
        <table:table-row>
          <table:table-cell table:style-name="Table1.A1" office:value-type="string">
            <text:p text:style-name="Table_20_Contents">Packet loss</text:p>
          </table:table-cell>
          <table:table-cell table:style-name="Table1.A1" office:value-type="string">
            <text:p text:style-name="Table_20_Contents"><text:span text:style-name="Source_20_Text">if seq &gt; expected_seq: lost += seq - expected_seq</text:span></text:p>
          </table:table-cell>
          <table:table-cell table:style-name="Table1.A1" office:value-type="string">
            <text:p text:style-name="Table_20_Contents">Detect dropped frames using sequence numbers</text:p>
          </table:table-cell>
        </table:table-row>
        <table:table-row>
          <table:table-cell table:style-name="Table1.A1" office:value-type="string">
            <text:p text:style-name="Table_20_Contents">Frame size</text:p>
          </table:table-cell>
          <table:table-cell table:style-name="Table1.A1" office:value-type="string">
            <text:p text:style-name="Table_20_Contents"><text:span text:style-name="Source_20_Text">frame_size</text:span> from packet</text:p>
          </table:table-cell>
          <table:table-cell table:style-name="Table1.A1" office:value-type="string">
            <text:p text:style-name="Table_20_Contents">Track payload distribution</text:p>
          </table:table-cell>
        </table:table-row>
      </table:table>
      <text:list xml:id="list173269317" text:style-name="L16">
        <text:list-item>
          <text:p text:style-name="P27"><text:span text:style-name="Strong_20_Emphasis">Intermediate Stats</text:span></text:p>
          <text:list>
            <text:list-item>
              <text:p text:style-name="P27">Every <text:span text:style-name="Source_20_Text">N</text:span> frames (e.g., 100), calculate:</text:p>
              <text:p text:style-name="P5"><text:span text:style-name="Source_20_Text">avg_lat = statistics.mean(latencies[-N:])</text:span></text:p>
              <text:p text:style-name="P6"><text:span text:style-name="Source_20_Text">avg_jit = statistics.mean(jitter_list[-N:])</text:span></text:p>
            </text:list-item>
            <text:list-item>
              <text:p text:style-name="P27">Prints average latency, jitter, and packet loss.</text:p>
            </text:list-item>
          </text:list>
        </text:list-item>
        <text:list-item>
          <text:p text:style-name="P27"><text:soft-page-break/><text:span text:style-name="Strong_20_Emphasis">CSV Logging</text:span></text:p>
          <text:list>
            <text:list-item>
              <text:p text:style-name="P27">Logs every frame: sequence, timestamps, latency, jitter, size.</text:p>
            </text:list-item>
            <text:list-item>
              <text:p text:style-name="P27">Enables offline analysis and plotting.</text:p>
            </text:list-item>
          </text:list>
        </text:list-item>
      </text:list>
      <text:p text:style-name="Text_20_body"><text:span text:style-name="Strong_20_Emphasis">RX Code Snippet:</text:span></text:p>
      <text:p text:style-name="Preformatted_20_Text"><text:span text:style-name="Source_20_Text">latency_ms = (now - tx_time) * 1000</text:span></text:p>
      <text:p text:style-name="Preformatted_20_Text"><text:span text:style-name="Source_20_Text">latencies.append(latency_ms)</text:span></text:p>
      <text:p text:style-name="Preformatted_20_Text"><text:span text:style-name="Source_20_Text">if last_rx_time is not None:</text:span></text:p>
      <text:p text:style-name="Preformatted_20_Text"><text:span text:style-name="Source_20_Text"><text:s text:c="4"/>jitter_ms = abs((now - last_rx_time)*1000 - 20)</text:span></text:p>
      <text:p text:style-name="Preformatted_20_Text"><text:span text:style-name="Source_20_Text">last_rx_time = now</text:span></text:p>
      <text:p text:style-name="Preformatted_20_Text"><text:span text:style-name="Source_20_Text">jitter_list.append(jitter_ms)</text:span></text:p>
      <text:p text:style-name="Preformatted_20_Text"><text:span text:style-name="Source_20_Text">if seq &gt; expected_seq:</text:span></text:p>
      <text:p text:style-name="Preformatted_20_Text"><text:span text:style-name="Source_20_Text"><text:s text:c="4"/>lost_frames += seq - expected_seq</text:span></text:p>
      <text:p text:style-name="P2"><text:span text:style-name="Source_20_Text">expected_seq = seq + 1</text:span></text:p>
      <text:p text:style-name="Horizontal_20_Line"/>
      <text:h text:style-name="Heading_20_2" text:outline-level="2"><text:span text:style-name="Strong_20_Emphasis">4. End-to-End Latency Components</text:span></text:h>
      <text:p text:style-name="Text_20_body">For a single frame, <text:span text:style-name="Strong_20_Emphasis">total one-way latency</text:span> is approximated by:</text:p>
      <text:p text:style-name="Preformatted_20_Text"><text:span text:style-name="Source_20_Text">L_total = L_capture + L_encode + L_packetize + L_tx + L_network + L_broker_proc</text:span></text:p>
      <text:p text:style-name="P2"><text:span text:style-name="Source_20_Text"><text:s text:c="10"/>+ L_jitter_buffer + L_decode + L_playout_offset</text:span></text:p>
      <text:p text:style-name="Text_20_body">Where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mponent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Typical Values</text:p>
            </table:table-cell>
          </table:table-row>
        </table:table-header-rows>
        <table:table-row>
          <table:table-cell table:style-name="Table2.A1" office:value-type="string">
            <text:p text:style-name="Table_20_Contents">L_capture</text:p>
          </table:table-cell>
          <table:table-cell table:style-name="Table2.A1" office:value-type="string">
            <text:p text:style-name="Table_20_Contents">Frame capture at TX</text:p>
          </table:table-cell>
          <table:table-cell table:style-name="Table2.A1" office:value-type="string">
            <text:p text:style-name="Table_20_Contents">20–25 ms</text:p>
          </table:table-cell>
        </table:table-row>
        <table:table-row>
          <table:table-cell table:style-name="Table2.A1" office:value-type="string">
            <text:p text:style-name="Table_20_Contents">L_encode</text:p>
          </table:table-cell>
          <table:table-cell table:style-name="Table2.A1" office:value-type="string">
            <text:p text:style-name="Table_20_Contents">Audio encoding</text:p>
          </table:table-cell>
          <table:table-cell table:style-name="Table2.A1" office:value-type="string">
            <text:p text:style-name="Table_20_Contents">3–5 ms</text:p>
          </table:table-cell>
        </table:table-row>
        <table:table-row>
          <table:table-cell table:style-name="Table2.A1" office:value-type="string">
            <text:p text:style-name="Table_20_Contents">L_packetize</text:p>
          </table:table-cell>
          <table:table-cell table:style-name="Table2.A1" office:value-type="string">
            <text:p text:style-name="Table_20_Contents">Prepare MQTT payload</text:p>
          </table:table-cell>
          <table:table-cell table:style-name="Table2.A1" office:value-type="string">
            <text:p text:style-name="Table_20_Contents">0.5 ms</text:p>
          </table:table-cell>
        </table:table-row>
        <table:table-row>
          <table:table-cell table:style-name="Table2.A1" office:value-type="string">
            <text:p text:style-name="Table_20_Contents">L_tx</text:p>
          </table:table-cell>
          <table:table-cell table:style-name="Table2.A1" office:value-type="string">
            <text:p text:style-name="Table_20_Contents">Serialize and send MQTT packet</text:p>
          </table:table-cell>
          <table:table-cell table:style-name="Table2.A1" office:value-type="string">
            <text:p text:style-name="Table_20_Contents">0.01 ms (LAN)</text:p>
          </table:table-cell>
        </table:table-row>
        <table:table-row>
          <table:table-cell table:style-name="Table2.A1" office:value-type="string">
            <text:p text:style-name="Table_20_Contents">L_network</text:p>
          </table:table-cell>
          <table:table-cell table:style-name="Table2.A1" office:value-type="string">
            <text:p text:style-name="Table_20_Contents">Network propagation</text:p>
          </table:table-cell>
          <table:table-cell table:style-name="Table2.A1" office:value-type="string">
            <text:p text:style-name="Table_20_Contents">10–30 ms (LAN)</text:p>
          </table:table-cell>
        </table:table-row>
        <table:table-row>
          <table:table-cell table:style-name="Table2.A1" office:value-type="string">
            <text:p text:style-name="Table_20_Contents">L_broker_proc</text:p>
          </table:table-cell>
          <table:table-cell table:style-name="Table2.A1" office:value-type="string">
            <text:p text:style-name="Table_20_Contents">Broker message processing</text:p>
          </table:table-cell>
          <table:table-cell table:style-name="Table2.A1" office:value-type="string">
            <text:p text:style-name="Table_20_Contents">0.5–1 ms</text:p>
          </table:table-cell>
        </table:table-row>
        <table:table-row>
          <table:table-cell table:style-name="Table2.A1" office:value-type="string">
            <text:p text:style-name="Table_20_Contents">L_jitter_buffer</text:p>
          </table:table-cell>
          <table:table-cell table:style-name="Table2.A1" office:value-type="string">
            <text:p text:style-name="Table_20_Contents">RX buffering for jitter</text:p>
          </table:table-cell>
          <table:table-cell table:style-name="Table2.A1" office:value-type="string">
            <text:p text:style-name="Table_20_Contents">20 ms</text:p>
          </table:table-cell>
        </table:table-row>
        <table:table-row>
          <table:table-cell table:style-name="Table2.A1" office:value-type="string">
            <text:p text:style-name="Table_20_Contents">L_decode</text:p>
          </table:table-cell>
          <table:table-cell table:style-name="Table2.A1" office:value-type="string">
            <text:p text:style-name="Table_20_Contents">Audio decoding</text:p>
          </table:table-cell>
          <table:table-cell table:style-name="Table2.A1" office:value-type="string">
            <text:p text:style-name="Table_20_Contents">3 ms</text:p>
          </table:table-cell>
        </table:table-row>
        <table:table-row>
          <table:table-cell table:style-name="Table2.A1" office:value-type="string">
            <text:p text:style-name="Table_20_Contents">L_playout_offset</text:p>
          </table:table-cell>
          <table:table-cell table:style-name="Table2.A1" office:value-type="string">
            <text:p text:style-name="Table_20_Contents">Synchronization</text:p>
          </table:table-cell>
          <table:table-cell table:style-name="Table2.A1" office:value-type="string">
            <text:p text:style-name="Table_20_Contents">0–1 ms</text:p>
          </table:table-cell>
        </table:table-row>
      </table:table>
      <text:p text:style-name="Text_20_body"><text:span text:style-name="Strong_20_Emphasis">RX Measurement:</text:span></text:p>
      <text:list xml:id="list397655523" text:style-name="L17">
        <text:list-item>
          <text:p text:style-name="P28"><text:span text:style-name="Source_20_Text">latency_ms = rx_time - tx_timestamp</text:span> includes all of the above except L_playout_offset.</text:p>
        </text:list-item>
        <text:list-item>
          <text:p text:style-name="P28">Jitter is calculated based on <text:span text:style-name="Strong_20_Emphasis">variation in inter-frame arrival</text:span>.</text:p>
        </text:list-item>
      </text:list>
      <text:p text:style-name="Horizontal_20_Line"/>
      <text:h text:style-name="Heading_20_2" text:outline-level="2"><text:span text:style-name="Strong_20_Emphasis">5. Jitter Definition and Effect</text:span></text:h>
      <text:list xml:id="list2880305089" text:style-name="L18">
        <text:list-item>
          <text:p text:style-name="P29"><text:span text:style-name="Strong_20_Emphasis">Definition:</text:span> Variation in inter-arrival times of consecutive frames.</text:p>
        </text:list-item>
        <text:list-item>
          <text:p text:style-name="P29"><text:span text:style-name="Strong_20_Emphasis">Effect:</text:span> Requires RX <text:span text:style-name="Strong_20_Emphasis">jitter buffer</text:span> to smooth playback.</text:p>
        </text:list-item>
        <text:list-item>
          <text:p text:style-name="P29"><text:span text:style-name="Strong_20_Emphasis">High jitter → larger buffer → increases perceived latency</text:span>.</text:p>
        </text:list-item>
        <text:list-item>
          <text:p text:style-name="P29"><text:soft-page-break/>Formula in code:</text:p>
        </text:list-item>
      </text:list>
      <text:p text:style-name="P2"><text:span text:style-name="Source_20_Text">jitter_ms = abs((now - last_rx_time)*1000 - 20)</text:span></text:p>
      <text:p text:style-name="Horizontal_20_Line"/>
      <text:h text:style-name="Heading_20_2" text:outline-level="2"><text:span text:style-name="Strong_20_Emphasis">6. Packet Loss</text:span></text:h>
      <text:list xml:id="list2485314805" text:style-name="L19">
        <text:list-item>
          <text:p text:style-name="P30"><text:span text:style-name="Strong_20_Emphasis">Detection:</text:span> RX tracks sequence numbers (<text:span text:style-name="Source_20_Text">seq</text:span>).</text:p>
        </text:list-item>
        <text:list-item>
          <text:p text:style-name="P30"><text:span text:style-name="Strong_20_Emphasis">Impact:</text:span> Missed frames → audio gaps in playback.</text:p>
        </text:list-item>
        <text:list-item>
          <text:p text:style-name="P30"><text:span text:style-name="Strong_20_Emphasis">Code:</text:span></text:p>
        </text:list-item>
      </text:list>
      <text:p text:style-name="Preformatted_20_Text"><text:span text:style-name="Source_20_Text">if seq &gt; expected_seq:</text:span></text:p>
      <text:p text:style-name="Preformatted_20_Text"><text:span text:style-name="Source_20_Text"><text:s text:c="4"/>lost_frames += seq - expected_seq</text:span></text:p>
      <text:p text:style-name="P2"><text:span text:style-name="Source_20_Text">expected_seq = seq + 1</text:span></text:p>
      <text:p text:style-name="Horizontal_20_Line"/>
      <text:h text:style-name="Heading_20_2" text:outline-level="2"><text:span text:style-name="Strong_20_Emphasis">7. Variable Frame Sizes</text:span></text:h>
      <text:list xml:id="list1370335235" text:style-name="L20">
        <text:list-item>
          <text:p text:style-name="P31">TX sends frames of <text:span text:style-name="Strong_20_Emphasis">50–320 bytes</text:span> to mimic real speech compression.</text:p>
        </text:list-item>
        <text:list-item>
          <text:p text:style-name="P31">RX logs frame sizes for statistics.</text:p>
        </text:list-item>
      </text:list>
      <text:p text:style-name="Text_20_body"><text:span text:style-name="Strong_20_Emphasis">Purpose:</text:span></text:p>
      <text:list xml:id="list2440145499" text:style-name="L21">
        <text:list-item>
          <text:p text:style-name="P32">Reflects how real codecs generate smaller frames during silence and larger frames during speech activity.</text:p>
        </text:list-item>
      </text:list>
      <text:p text:style-name="Horizontal_20_Line"/>
      <text:h text:style-name="Heading_20_2" text:outline-level="2"><text:span text:style-name="Strong_20_Emphasis">8. CSV Logging and Reporting</text:span></text:h>
      <text:list xml:id="list2888779310" text:style-name="L22">
        <text:list-item>
          <text:p text:style-name="P33"><text:span text:style-name="Strong_20_Emphasis">CSV fields:</text:span> <text:span text:style-name="Source_20_Text">seq</text:span>, <text:span text:style-name="Source_20_Text">tx_timestamp</text:span>, <text:span text:style-name="Source_20_Text">rx_timestamp</text:span>, <text:span text:style-name="Source_20_Text">latency_ms</text:span>, <text:span text:style-name="Source_20_Text">jitter_ms</text:span>, <text:span text:style-name="Source_20_Text">frame_size_bytes</text:span></text:p>
        </text:list-item>
        <text:list-item>
          <text:p text:style-name="P33"><text:span text:style-name="Strong_20_Emphasis">Intermediate Report:</text:span> Every 100 frames, RX prints:</text:p>
          <text:p text:style-name="P8"><text:span text:style-name="Source_20_Text">Avg Latency, Avg Jitter, Lost frames</text:span></text:p>
        </text:list-item>
        <text:list-item>
          <text:p text:style-name="P33"><text:span text:style-name="Strong_20_Emphasis">Final Report:</text:span> After simulation ends:</text:p>
          <text:p text:style-name="P7"><text:span text:style-name="Source_20_Text">Total frames received, Total packets lost,</text:span></text:p>
          <text:p text:style-name="P7"><text:span text:style-name="Source_20_Text">Latency: min/avg/max,</text:span></text:p>
          <text:p text:style-name="P7"><text:span text:style-name="Source_20_Text">Jitter: min/avg/max,</text:span></text:p>
          <text:p text:style-name="P8"><text:span text:style-name="Source_20_Text">Frame size: min/avg/max</text:span></text:p>
        </text:list-item>
      </text:list>
      <text:p text:style-name="Horizontal_20_Line"/>
      <text:h text:style-name="Heading_20_2" text:outline-level="2"><text:span text:style-name="Strong_20_Emphasis">9. Recommendations for More Realistic Simulation</text:span></text:h>
      <text:list xml:id="list3949164789" text:style-name="L23">
        <text:list-item>
          <text:p text:style-name="P34"><text:span text:style-name="Strong_20_Emphasis">Variable Network Latency:</text:span> Inject LAN/WAN delays (e.g., 10–100 ms).</text:p>
        </text:list-item>
        <text:list-item>
          <text:p text:style-name="P34"><text:span text:style-name="Strong_20_Emphasis">Realistic Codec Frames:</text:span> Adjust frame size distribution using actual codec output (Opus, G.711).</text:p>
        </text:list-item>
        <text:list-item>
          <text:p text:style-name="P34"><text:soft-page-break/><text:span text:style-name="Strong_20_Emphasis">Jitter Buffer Tuning:</text:span> Use 1–3 frames to balance latency vs packet loss.</text:p>
        </text:list-item>
        <text:list-item>
          <text:p text:style-name="P34"><text:span text:style-name="Strong_20_Emphasis">TLS/Encryption:</text:span> Add encrypt/decrypt delay for security overhead.</text:p>
        </text:list-item>
        <text:list-item>
          <text:p text:style-name="P34"><text:span text:style-name="Strong_20_Emphasis">Dynamic Packet Loss:</text:span> Simulate bursty packet loss instead of random independent drops.</text:p>
        </text:list-item>
      </text:list>
      <text:p text:style-name="Horizontal_20_Line"/>
      <text:h text:style-name="Heading_20_2" text:outline-level="2"><text:span text:style-name="Strong_20_Emphasis">10. Summary of Script Logic</text:span></text:h>
      <text:p text:style-name="Text_20_body"><text:span text:style-name="Strong_20_Emphasis">TX:</text:span></text:p>
      <text:list xml:id="list3411184094" text:style-name="L24">
        <text:list-item>
          <text:p text:style-name="P35">Generate variable size frame every 20 ms.</text:p>
        </text:list-item>
        <text:list-item>
          <text:p text:style-name="P35">Add random jitter 0–40 ms.</text:p>
        </text:list-item>
        <text:list-item>
          <text:p text:style-name="P35">Publish frame to MQTT topic (<text:span text:style-name="Source_20_Text">qos=0</text:span>).</text:p>
        </text:list-item>
        <text:list-item>
          <text:p text:style-name="P35">Simulate packet loss (2%).</text:p>
        </text:list-item>
      </text:list>
      <text:p text:style-name="Text_20_body"><text:span text:style-name="Strong_20_Emphasis">RX:</text:span></text:p>
      <text:list xml:id="list2262095485" text:style-name="L25">
        <text:list-item>
          <text:p text:style-name="P36">Subscribe to MQTT topic.</text:p>
        </text:list-item>
        <text:list-item>
          <text:p text:style-name="P36">On message receive:</text:p>
          <text:list>
            <text:list-item>
              <text:p text:style-name="P36">Calculate <text:span text:style-name="Strong_20_Emphasis">latency</text:span> = rx_time - tx_timestamp</text:p>
            </text:list-item>
            <text:list-item>
              <text:p text:style-name="P36">Calculate <text:span text:style-name="Strong_20_Emphasis">jitter</text:span> = difference from 20 ms ideal frame interval</text:p>
            </text:list-item>
            <text:list-item>
              <text:p text:style-name="P36">Track <text:span text:style-name="Strong_20_Emphasis">packet loss</text:span> using <text:span text:style-name="Source_20_Text">seq</text:span></text:p>
            </text:list-item>
            <text:list-item>
              <text:p text:style-name="P36">Log to CSV</text:p>
            </text:list-item>
          </text:list>
        </text:list-item>
        <text:list-item>
          <text:p text:style-name="P36">Every 100 frames, print <text:span text:style-name="Strong_20_Emphasis">intermediate stats</text:span>.</text:p>
        </text:list-item>
        <text:list-item>
          <text:p text:style-name="P36">On exit, print <text:span text:style-name="Strong_20_Emphasis">final detailed report</text:span> with all statistics.</text:p>
        </text:list-item>
      </text:list>
      <text:p text:style-name="Text_20_body"><text:span text:style-name="Strong_20_Emphasis">End-to-end latency is dominated by:</text:span></text:p>
      <text:list xml:id="list1149552460" text:style-name="L26">
        <text:list-item>
          <text:p text:style-name="P37">Frame capture &amp; encoding</text:p>
        </text:list-item>
        <text:list-item>
          <text:p text:style-name="P37">Network propagation</text:p>
        </text:list-item>
        <text:list-item>
          <text:p text:style-name="P37">Jitter buffering</text:p>
        </text:list-item>
        <text:list-item>
          <text:p text:style-name="P37">Decoding</text:p>
        </text:list-item>
      </text:list>
      <text:p text:style-name="P1"/>
      <text:p text:style-name="P38"/>
      <text:p text:style-name="P38"/>
      <text:p text:style-name="P38"/>
      <text:p text:style-name="P38"><text:soft-page-break/>TX – Realistic Voice Frames with Variable Size</text:p>
      <text:p text:style-name="P22">import paho.mqtt.client as mqtt</text:p>
      <text:p text:style-name="P22">import json</text:p>
      <text:p text:style-name="P22">import time</text:p>
      <text:p text:style-name="P22">import os</text:p>
      <text:p text:style-name="P22">import random</text:p>
      <text:p text:style-name="P22"/>
      <text:p text:style-name="P22"># --- Configuration ---</text:p>
      <text:p text:style-name="P22">broker_address = "127.0.0.1"</text:p>
      <text:p text:style-name="P22">broker_port = 1883</text:p>
      <text:p text:style-name="P22">topic = "voice/test"</text:p>
      <text:p text:style-name="P22">client_id = f"TX_{os.getpid()}"</text:p>
      <text:p text:style-name="P22"/>
      <text:p text:style-name="P22">frame_duration = 0.02 <text:s/># 20 ms per frame</text:p>
      <text:p text:style-name="P22">frame_min_size = 50 <text:s text:c="4"/># compressed voice frame min size in bytes</text:p>
      <text:p text:style-name="P22">frame_max_size = 320 <text:s text:c="3"/># max size</text:p>
      <text:p text:style-name="P22">total_frames = 2000</text:p>
      <text:p text:style-name="P22">drop_rate = 0.02 <text:s text:c="7"/># 2% packet loss</text:p>
      <text:p text:style-name="P22">jitter_range = (0, 0.04) <text:s/># network jitter in seconds</text:p>
      <text:p text:style-name="P22"/>
      <text:p text:style-name="P22">client = mqtt.Client(client_id=client_id)</text:p>
      <text:p text:style-name="P22"/>
      <text:p text:style-name="P22">def connect_broker():</text:p>
      <text:p text:style-name="P22"><text:s text:c="4"/>print(f"🔗 Connecting to broker {broker_address}:{broker_port} ...")</text:p>
      <text:p text:style-name="P22"><text:s text:c="4"/>client.connect(broker_address, broker_port, 60)</text:p>
      <text:p text:style-name="P22"><text:s text:c="4"/>print("✅ Connected — starting voice stream\n")</text:p>
      <text:p text:style-name="P22"/>
      <text:p text:style-name="P22">def send_voice_stream():</text:p>
      <text:p text:style-name="P22"><text:s text:c="4"/>for seq in range(total_frames):</text:p>
      <text:p text:style-name="P22"><text:s text:c="8"/>if random.random() &lt; drop_rate:</text:p>
      <text:p text:style-name="P22"><text:s text:c="12"/># simulate packet loss</text:p>
      <text:p text:style-name="P22"><text:soft-page-break/><text:s text:c="12"/>time.sleep(frame_duration)</text:p>
      <text:p text:style-name="P22"><text:s text:c="12"/>continue</text:p>
      <text:p text:style-name="P22"/>
      <text:p text:style-name="P22"><text:s text:c="8"/>frame_size = random.randint(frame_min_size, frame_max_size)</text:p>
      <text:p text:style-name="P22"><text:s text:c="8"/>payload = os.urandom(frame_size)</text:p>
      <text:p text:style-name="P22"><text:s text:c="8"/>packet = {</text:p>
      <text:p text:style-name="P22"><text:s text:c="12"/>"seq": seq,</text:p>
      <text:p text:style-name="P22"><text:s text:c="12"/>"timestamp": time.time(),</text:p>
      <text:p text:style-name="P22"><text:s text:c="12"/>"size_bytes": frame_size,</text:p>
      <text:p text:style-name="P22"><text:s text:c="12"/>"data": payload.hex()</text:p>
      <text:p text:style-name="P22"><text:s text:c="8"/>}</text:p>
      <text:p text:style-name="P22"/>
      <text:p text:style-name="P22"><text:s text:c="8"/>client.publish(topic, json.dumps(packet), qos=0)</text:p>
      <text:p text:style-name="P22"/>
      <text:p text:style-name="P22"><text:s text:c="8"/># Simulate capture + encode + network + random jitter</text:p>
      <text:p text:style-name="P22"><text:s text:c="8"/>capture_encode = 0.025 <text:s/># 25 ms: capture + encode</text:p>
      <text:p text:style-name="P22"><text:s text:c="8"/>network_delay = random.uniform(0.01, 0.03) <text:s/># 10–30 ms</text:p>
      <text:p text:style-name="P22"><text:s text:c="8"/>jitter = random.uniform(*jitter_range)</text:p>
      <text:p text:style-name="P22"><text:s text:c="8"/>time.sleep(frame_duration + capture_encode + network_delay + jitter)</text:p>
      <text:p text:style-name="P22"/>
      <text:p text:style-name="P22"><text:s text:c="8"/>if seq % 100 == 0:</text:p>
      <text:p text:style-name="P22"><text:s text:c="12"/>print(f"🎙️ Sent frame #{seq} | Size: {frame_size} bytes | Total simulated delay: {capture_encode*1000+network_delay*1000+jitter*1000:.1f} ms")</text:p>
      <text:p text:style-name="P22"/>
      <text:p text:style-name="P22"><text:s text:c="4"/>print("\n✅ Transmission complete.")</text:p>
      <text:p text:style-name="P22"><text:s text:c="4"/>client.disconnect()</text:p>
      <text:p text:style-name="P22"/>
      <text:p text:style-name="P22">if __name__ == "__main__":</text:p>
      <text:p text:style-name="P22"><text:s text:c="4"/>connect_broker()</text:p>
      <text:p text:style-name="P22"><text:s text:c="4"/>send_voice_stream()</text:p>
      <text:p text:style-name="P22"/>
      <text:p text:style-name="P22"/>
      <text:p text:style-name="P38"><text:soft-page-break/>RX – Realistic End-to-End Latency</text:p>
      <text:p text:style-name="P22">import paho.mqtt.client as mqtt</text:p>
      <text:p text:style-name="P22">import json</text:p>
      <text:p text:style-name="P22">import time</text:p>
      <text:p text:style-name="P22">import statistics</text:p>
      <text:p text:style-name="P22">import csv</text:p>
      <text:p text:style-name="P22">import atexit</text:p>
      <text:p text:style-name="P22"/>
      <text:p text:style-name="P22"># --- Configuration ---</text:p>
      <text:p text:style-name="P22">broker_address = "127.0.0.1"</text:p>
      <text:p text:style-name="P22">broker_port = 1883</text:p>
      <text:p text:style-name="P22">topic = "voice/test"</text:p>
      <text:p text:style-name="P22">client_id = f"RX_{int(time.time())}"</text:p>
      <text:p text:style-name="P22">REPORT_INTERVAL = 100 <text:s/># report every N frames</text:p>
      <text:p text:style-name="P22"/>
      <text:p text:style-name="P22"># --- Globals ---</text:p>
      <text:p text:style-name="P22">received_frames = 0</text:p>
      <text:p text:style-name="P22">lost_frames = 0</text:p>
      <text:p text:style-name="P22">expected_seq = 0</text:p>
      <text:p text:style-name="P22">last_rx_time = None</text:p>
      <text:p text:style-name="P22">latencies = []</text:p>
      <text:p text:style-name="P22">jitter_list = []</text:p>
      <text:p text:style-name="P22">frame_sizes = []</text:p>
      <text:p text:style-name="P22"/>
      <text:p text:style-name="P22"># --- CSV Logging ---</text:p>
      <text:p text:style-name="P22">csv_file = open("voice_latency_log.csv", "w", newline="")</text:p>
      <text:p text:style-name="P22">csv_writer = csv.writer(csv_file)</text:p>
      <text:p text:style-name="P22">csv_writer.writerow(["seq","tx_timestamp","rx_timestamp","latency_ms","jitter_ms","frame_size_bytes"])</text:p>
      <text:p text:style-name="P22"/>
      <text:p text:style-name="P22"># --- Final report ---</text:p>
      <text:p text:style-name="P22">def print_final_stats():</text:p>
      <text:p text:style-name="P22"><text:soft-page-break/><text:s text:c="4"/>if received_frames == 0:</text:p>
      <text:p text:style-name="P22"><text:s text:c="8"/>print("No frames received.")</text:p>
      <text:p text:style-name="P22"><text:s text:c="8"/>return</text:p>
      <text:p text:style-name="P22"/>
      <text:p text:style-name="P22"><text:s text:c="4"/>avg_latency = statistics.mean(latencies)</text:p>
      <text:p text:style-name="P22"><text:s text:c="4"/>min_latency = min(latencies)</text:p>
      <text:p text:style-name="P22"><text:s text:c="4"/>max_latency = max(latencies)</text:p>
      <text:p text:style-name="P22"/>
      <text:p text:style-name="P22"><text:s text:c="4"/>avg_jitter = statistics.mean(jitter_list)</text:p>
      <text:p text:style-name="P22"><text:s text:c="4"/>min_jitter = min(jitter_list)</text:p>
      <text:p text:style-name="P22"><text:s text:c="4"/>max_jitter = max(jitter_list)</text:p>
      <text:p text:style-name="P22"/>
      <text:p text:style-name="P22"><text:s text:c="4"/>avg_frame = statistics.mean(frame_sizes)</text:p>
      <text:p text:style-name="P22"><text:s text:c="4"/>min_frame = min(frame_sizes)</text:p>
      <text:p text:style-name="P22"><text:s text:c="4"/>max_frame = max(frame_sizes)</text:p>
      <text:p text:style-name="P22"/>
      <text:p text:style-name="P22"><text:s text:c="4"/>print("\n=== Final Detailed Voice Latency Report ===")</text:p>
      <text:p text:style-name="P22"><text:s text:c="4"/>print(f"Total frames received : {received_frames}")</text:p>
      <text:p text:style-name="P22"><text:s text:c="4"/>print(f"Total packets lost <text:s text:c="3"/>: {lost_frames}")</text:p>
      <text:p text:style-name="P22"><text:s text:c="4"/>print(f"Latency (ms) <text:s text:c="9"/>: min={min_latency:.2f}, avg={avg_latency:.2f}, max={max_latency:.2f}")</text:p>
      <text:p text:style-name="P22"><text:s text:c="4"/>print(f"Jitter (ms) <text:s text:c="10"/>: min={min_jitter:.2f}, avg={avg_jitter:.2f}, max={max_jitter:.2f}")</text:p>
      <text:p text:style-name="P22"><text:s text:c="4"/>print(f"Frame size (bytes) <text:s text:c="3"/>: min={min_frame}, avg={avg_frame:.1f}, max={max_frame}")</text:p>
      <text:p text:style-name="P22"><text:s text:c="4"/>print("=========================================\n")</text:p>
      <text:p text:style-name="P22"><text:s text:c="4"/>csv_file.close()</text:p>
      <text:p text:style-name="P22"><text:s text:c="4"/>print("📄 CSV log saved as 'voice_latency_log.csv'")</text:p>
      <text:p text:style-name="P22"/>
      <text:p text:style-name="P22">atexit.register(print_final_stats)</text:p>
      <text:p text:style-name="P22"/>
      <text:p text:style-name="P22"># --- MQTT Callbacks ---</text:p>
      <text:p text:style-name="P22">def on_connect(client, userdata, flags, rc):</text:p>
      <text:p text:style-name="P22"><text:soft-page-break/><text:s text:c="4"/>if rc == 0:</text:p>
      <text:p text:style-name="P22"><text:s text:c="8"/>print(f"✅ Connected to broker {broker_address}:{broker_port}")</text:p>
      <text:p text:style-name="P22"><text:s text:c="8"/>client.subscribe(topic, qos=0)</text:p>
      <text:p text:style-name="P22"><text:s text:c="8"/>print(f"📡 Listening for voice frames...")</text:p>
      <text:p text:style-name="P22"><text:s text:c="4"/>else:</text:p>
      <text:p text:style-name="P22"><text:s text:c="8"/>print(f"❌ Connection failed with code {rc}")</text:p>
      <text:p text:style-name="P22"/>
      <text:p text:style-name="P22">def on_message(client, userdata, msg):</text:p>
      <text:p text:style-name="P22"><text:s text:c="4"/>global received_frames, lost_frames, expected_seq, last_rx_time</text:p>
      <text:p text:style-name="P22"/>
      <text:p text:style-name="P22"><text:s text:c="4"/>now = time.time()</text:p>
      <text:p text:style-name="P22"><text:s text:c="4"/>try:</text:p>
      <text:p text:style-name="P22"><text:s text:c="8"/>data = json.loads(msg.payload.decode())</text:p>
      <text:p text:style-name="P22"><text:s text:c="8"/>seq = data["seq"]</text:p>
      <text:p text:style-name="P22"><text:s text:c="8"/>tx_time = data["timestamp"]</text:p>
      <text:p text:style-name="P22"><text:s text:c="8"/>frame_size = data["size_bytes"]</text:p>
      <text:p text:style-name="P22"/>
      <text:p text:style-name="P22"><text:s text:c="8"/># Simulate decoding + jitter buffer at RX</text:p>
      <text:p text:style-name="P22"><text:s text:c="8"/>decode_delay = 0.003 <text:s/># 3 ms</text:p>
      <text:p text:style-name="P22"><text:s text:c="8"/>jitter_buffer = 0.02 <text:s/># 20 ms</text:p>
      <text:p text:style-name="P22"><text:s text:c="8"/>time.sleep(decode_delay + jitter_buffer)</text:p>
      <text:p text:style-name="P22"/>
      <text:p text:style-name="P22"><text:s text:c="8"/># End-to-end latency</text:p>
      <text:p text:style-name="P22"><text:s text:c="8"/>latency_ms = (time.time() - tx_time) * 1000</text:p>
      <text:p text:style-name="P22"><text:s text:c="8"/>latencies.append(latency_ms)</text:p>
      <text:p text:style-name="P22"><text:s text:c="8"/>frame_sizes.append(frame_size)</text:p>
      <text:p text:style-name="P22"/>
      <text:p text:style-name="P22"><text:s text:c="8"/># Jitter</text:p>
      <text:p text:style-name="P22"><text:s text:c="8"/>if last_rx_time is not None:</text:p>
      <text:p text:style-name="P22"><text:s text:c="12"/>jitter_ms = abs((time.time() - last_rx_time)*1000 - 20)</text:p>
      <text:p text:style-name="P22"><text:s text:c="8"/>else:</text:p>
      <text:p text:style-name="P22"><text:s text:c="12"/>jitter_ms = 0</text:p>
      <text:p text:style-name="P22"><text:soft-page-break/><text:s text:c="8"/>last_rx_time = time.time()</text:p>
      <text:p text:style-name="P22"><text:s text:c="8"/>jitter_list.append(jitter_ms)</text:p>
      <text:p text:style-name="P22"/>
      <text:p text:style-name="P22"><text:s text:c="8"/># Packet loss detection</text:p>
      <text:p text:style-name="P22"><text:s text:c="8"/>if seq &gt; expected_seq:</text:p>
      <text:p text:style-name="P22"><text:s text:c="12"/>lost_frames += seq - expected_seq</text:p>
      <text:p text:style-name="P22"><text:s text:c="8"/>expected_seq = seq + 1</text:p>
      <text:p text:style-name="P22"/>
      <text:p text:style-name="P22"><text:s text:c="8"/>received_frames += 1</text:p>
      <text:p text:style-name="P22"/>
      <text:p text:style-name="P22"><text:s text:c="8"/># CSV log</text:p>
      <text:p text:style-name="P22"><text:s text:c="8"/>csv_writer.writerow([seq, tx_time, time.time(), f"{latency_ms:.2f}", f"{jitter_ms:.2f}", frame_size])</text:p>
      <text:p text:style-name="P22"/>
      <text:p text:style-name="P22"><text:s text:c="8"/># Intermediate report</text:p>
      <text:p text:style-name="P22"><text:s text:c="8"/>if received_frames % REPORT_INTERVAL == 0:</text:p>
      <text:p text:style-name="P22"><text:s text:c="12"/>avg_lat = statistics.mean(latencies[-REPORT_INTERVAL:])</text:p>
      <text:p text:style-name="P22"><text:s text:c="12"/>avg_jit = statistics.mean(jitter_list[-REPORT_INTERVAL:])</text:p>
      <text:p text:style-name="P22"><text:s text:c="12"/>print(f"\n--- Stats after {received_frames} frames ---")</text:p>
      <text:p text:style-name="P22"><text:s text:c="12"/>print(f"Avg Latency: {avg_lat:.2f} ms | Avg Jitter: {avg_jit:.2f} ms | Lost frames: {lost_frames}")</text:p>
      <text:p text:style-name="P22"><text:s text:c="12"/>print("----------------------------------\n")</text:p>
      <text:p text:style-name="P22"/>
      <text:p text:style-name="P22"><text:s text:c="4"/>except Exception as e:</text:p>
      <text:p text:style-name="P22"><text:s text:c="8"/>print(f"⚠️ Error parsing message: {e}")</text:p>
      <text:p text:style-name="P22"/>
      <text:p text:style-name="P22"># --- Main ---</text:p>
      <text:p text:style-name="P22">client = mqtt.Client(client_id=client_id)</text:p>
      <text:p text:style-name="P22">client.on_connect = on_connect</text:p>
      <text:p text:style-name="P22">client.on_message = on_message</text:p>
      <text:p text:style-name="P22"/>
      <text:p text:style-name="P22">print(f"🔗 Connecting to broker {broker_address}:{broker_port}...")</text:p>
      <text:p text:style-name="P22"><text:soft-page-break/>client.connect(broker_address, broker_port, 60)</text:p>
      <text:p text:style-name="P22">client.loop_forever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07:02:05.189209875</meta:creation-date>
    <dc:date>2025-11-13T07:24:28.827310089</dc:date>
    <meta:editing-duration>PT6M</meta:editing-duration>
    <meta:editing-cycles>1</meta:editing-cycles>
    <meta:document-statistic meta:table-count="2" meta:image-count="0" meta:object-count="0" meta:page-count="12" meta:paragraph-count="323" meta:word-count="1478" meta:character-count="11503" meta:non-whitespace-character-count="9631"/>
    <meta:generator>LibreOffice/7.3.7.2$Linux_X86_64 LibreOffice_project/30$Build-2</meta:generator>
  </office:meta>
</office:document-meta>
</file>